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6633" draw:fill-color="#e1e1cc" draw:textarea-horizontal-align="justify" draw:textarea-vertical-align="middle" draw:auto-grow-height="false" fo:min-height="3.703cm" fo:min-width="22.142cm"/>
    </style:style>
    <style:style style:name="gr2" style:family="graphic" style:parent-style-name="standard">
      <style:graphic-properties draw:stroke="dash" draw:stroke-dash="Fine_20_Dashed" svg:stroke-color="#996633" draw:fill-color="#e1e1cc" draw:textarea-horizontal-align="justify" draw:textarea-vertical-align="middle" draw:auto-grow-height="false" fo:min-height="3.179cm" fo:min-width="17.829cm"/>
    </style:style>
    <style:style style:name="gr3" style:family="graphic" style:parent-style-name="standard">
      <style:graphic-properties svg:stroke-color="#ffffff" draw:fill-color="#99ccff" draw:textarea-horizontal-align="justify" draw:textarea-vertical-align="middle" draw:auto-grow-height="false" fo:min-height="1.655cm" fo:min-width="3.056cm"/>
    </style:style>
    <style:style style:name="gr4" style:family="graphic" style:parent-style-name="standard">
      <style:graphic-properties svg:stroke-color="#ffffff" draw:fill-color="#99cc99" draw:textarea-horizontal-align="justify" draw:textarea-vertical-align="middle" draw:auto-grow-height="false" fo:min-height="1.655cm" fo:min-width="3.056cm"/>
    </style:style>
    <style:style style:name="gr5" style:family="graphic" style:parent-style-name="standard">
      <style:graphic-properties svg:stroke-color="#ffffff" draw:fill-color="#99cc99" draw:textarea-horizontal-align="justify" draw:textarea-vertical-align="middle" draw:auto-grow-height="false" fo:min-height="2.411cm" fo:min-width="3.047cm"/>
    </style:style>
    <style:style style:name="gr6" style:family="graphic" style:parent-style-name="standard">
      <style:graphic-properties svg:stroke-color="#ff9999" draw:fill-color="#ff9999" draw:textarea-horizontal-align="justify" draw:textarea-vertical-align="middle" draw:auto-grow-height="false" fo:min-height="1.655cm" fo:min-width="3.183cm"/>
    </style:style>
    <style:style style:name="gr7" style:family="graphic" style:parent-style-name="standard">
      <style:graphic-properties svg:stroke-color="#666666" draw:fill-color="#fff7ed" draw:textarea-horizontal-align="justify" draw:textarea-vertical-align="middle" draw:auto-grow-height="false" fo:min-height="1.32cm" fo:min-width="0.898cm"/>
    </style:style>
    <style:style style:name="gr8" style:family="graphic" style:parent-style-name="standard">
      <style:graphic-properties svg:stroke-color="#666666" draw:fill-color="#fff7ed" draw:textarea-horizontal-align="justify" draw:textarea-vertical-align="middle" draw:auto-grow-height="false" fo:min-height="1.044cm" fo:min-width="1.916cm"/>
    </style:style>
    <style:style style:name="gr9" style:family="graphic" style:parent-style-name="objectwithoutfill">
      <style:graphic-properties svg:stroke-color="#666666" draw:fill="none" draw:fill-color="#fff7ed" draw:textarea-vertical-align="middle"/>
    </style:style>
    <style:style style:name="gr10" style:family="graphic" style:parent-style-name="standard">
      <style:graphic-properties draw:stroke="none" svg:stroke-color="#666666" draw:fill="none" draw:fill-color="#fff7ed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333333" draw:fill="none" draw:fill-color="#ffffff" fo:min-height="0.305cm"/>
    </style:style>
    <style:style style:name="gr12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svg:stroke-color="#333333" draw:fill-color="#ffffff" draw:textarea-horizontal-align="justify" draw:textarea-vertical-align="middle" draw:auto-grow-height="false" fo:min-height="1.274cm" fo:min-width="3.183cm"/>
    </style:style>
    <style:style style:name="gr16" style:family="graphic" style:parent-style-name="standard">
      <style:graphic-properties draw:stroke="solid" svg:stroke-color="#333333" draw:fill="none" draw:fill-color="#ffffff" fo:min-height="0.369cm"/>
    </style:style>
    <style:style style:name="gr17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564cm"/>
    </style:style>
    <style:style style:name="gr18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2.548cm"/>
    </style:style>
    <style:style style:name="gr19" style:family="graphic" style:parent-style-name="standard">
      <style:graphic-properties draw:stroke="none" svg:stroke-color="#333333" draw:fill="none" draw:fill-color="#ffffff" fo:min-height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gr22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794cm"/>
    </style:style>
    <style:style style:name="gr23" style:family="graphic" style:parent-style-name="standard">
      <style:graphic-properties svg:stroke-color="#666699" draw:fill-color="#ccccff" draw:textarea-horizontal-align="justify" draw:textarea-vertical-align="middle" draw:auto-grow-height="false" fo:min-height="1.354cm" fo:min-width="2.899cm"/>
    </style:style>
    <style:style style:name="gr24" style:family="graphic" style:parent-style-name="standard">
      <style:graphic-properties draw:stroke="none" svg:stroke-color="#000000" draw:fill="none" draw:fill-color="#ffffff" fo:min-height="0.5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6" style:family="graphic" style:parent-style-name="standard">
      <style:graphic-properties draw:stroke="none" svg:stroke-color="#000000" draw:fill="none" draw:fill-color="#ffffff" fo:min-height="0.358cm"/>
    </style:style>
    <style:style style:name="P1" style:family="paragraph">
      <loext:graphic-properties draw:fill-color="#e1e1cc"/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style:font-name="Verdana" fo:font-size="9pt"/>
    </style:style>
    <style:style style:name="P3" style:family="paragraph">
      <loext:graphic-properties draw:fill-color="#99ccff"/>
      <style:paragraph-properties fo:text-align="center"/>
      <style:text-properties style:font-name="Verdana" fo:font-size="9pt" style:font-size-asian="11pt" style:font-size-complex="11pt"/>
    </style:style>
    <style:style style:name="P4" style:family="paragraph">
      <loext:graphic-properties draw:fill-color="#99cc99"/>
      <style:paragraph-properties fo:text-align="center"/>
      <style:text-properties style:font-name="Verdana" fo:font-size="9pt" style:font-size-asian="11pt" style:font-size-complex="11pt"/>
    </style:style>
    <style:style style:name="P5" style:family="paragraph">
      <loext:graphic-properties draw:fill-color="#ff9999"/>
      <style:paragraph-properties fo:text-align="center"/>
      <style:text-properties style:font-name="Verdana" fo:font-size="9pt" style:font-size-asian="11pt" style:font-size-complex="11pt"/>
    </style:style>
    <style:style style:name="P6" style:family="paragraph">
      <loext:graphic-properties draw:fill-color="#fff7ed"/>
      <style:paragraph-properties fo:text-align="center"/>
      <style:text-properties style:font-name="Verdana" fo:font-size="9pt" style:font-size-asian="11pt" style:font-size-complex="11pt"/>
    </style:style>
    <style:style style:name="P7" style:family="paragraph">
      <loext:graphic-properties draw:fill-color="#fff7ed"/>
      <style:paragraph-properties fo:text-align="center"/>
      <style:text-properties style:font-name="Verdana" fo:font-size="9pt"/>
    </style:style>
    <style:style style:name="P8" style:family="paragraph">
      <loext:graphic-properties draw:fill="none" draw:fill-color="#fff7ed"/>
      <style:paragraph-properties fo:text-align="center"/>
      <style:text-properties style:font-name="Verdana" fo:font-size="9pt"/>
    </style:style>
    <style:style style:name="P9" style:family="paragraph">
      <style:text-properties style:font-name="Verdana" fo:font-size="9pt"/>
    </style:style>
    <style:style style:name="P10" style:family="paragraph">
      <loext:graphic-properties draw:fill="none" draw:fill-color="#fff7ed"/>
      <style:text-properties style:font-name="Verdana" fo:font-size="9pt"/>
    </style:style>
    <style:style style:name="P11" style:family="paragraph">
      <style:text-properties style:font-name="Verdana" fo:font-size="9pt" style:font-size-asian="18pt" style:font-size-complex="18pt"/>
    </style:style>
    <style:style style:name="P12" style:family="paragraph">
      <loext:graphic-properties draw:fill="none" draw:fill-color="#ffffff"/>
      <style:text-properties style:font-name="Verdana" fo:font-size="9pt" style:font-size-asian="18pt" style:font-size-complex="18pt"/>
    </style:style>
    <style:style style:name="P13" style:family="paragraph">
      <style:paragraph-properties fo:text-align="center"/>
      <style:text-properties style:font-name="Verdana" fo:font-size="9pt" fo:font-style="italic"/>
    </style:style>
    <style:style style:name="P14" style:family="paragraph">
      <style:paragraph-properties fo:text-align="center"/>
      <style:text-properties style:font-name="Verdana" fo:font-size="9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style:font-name="Verdana" fo:font-size="9pt" fo:font-style="italic" style:font-style-asian="italic" style:font-style-complex="italic"/>
    </style:style>
    <style:style style:name="P16" style:family="paragraph">
      <style:paragraph-properties fo:text-align="center"/>
      <style:text-properties style:font-name="Verdana" fo:font-size="9pt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style:font-name="Consolas"/>
    </style:style>
    <style:style style:name="P19" style:family="paragraph">
      <loext:graphic-properties draw:fill="none" draw:fill-color="#ffffff"/>
      <style:paragraph-properties fo:text-align="center"/>
      <style:text-properties style:font-name="Consolas" fo:font-size="10.5pt" style:font-size-asian="10.5pt" style:font-size-complex="10.5pt"/>
    </style:style>
    <style:style style:name="P20" style:family="paragraph">
      <loext:graphic-properties draw:fill="none" draw:fill-color="#ffffff"/>
    </style:style>
    <style:style style:name="P21" style:family="paragraph">
      <style:text-properties fo:font-style="italic"/>
    </style:style>
    <style:style style:name="P22" style:family="paragraph">
      <loext:graphic-properties draw:fill="none" draw:fill-color="#ffffff"/>
      <style:text-properties fo:font-style="italic"/>
    </style:style>
    <style:style style:name="P23" style:family="paragraph">
      <loext:graphic-properties draw:fill-color="#ccccff"/>
      <style:paragraph-properties fo:text-align="center"/>
      <style:text-properties style:font-name="Verdana" fo:font-size="9pt" style:font-size-asian="18pt" style:font-size-complex="18pt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9pt" style:font-size-asian="11pt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Verdana" fo:font-size="9pt" style:font-size-asian="18pt" style:font-size-complex="18pt"/>
    </style:style>
    <style:style style:name="T6" style:family="text">
      <style:text-properties style:font-name="Verdana" fo:font-size="9pt" fo:font-style="italic" style:font-size-asian="18pt" style:font-style-asian="italic" style:font-size-complex="18pt" style:font-style-complex="italic"/>
    </style:style>
    <style:style style:name="T7" style:family="text">
      <style:text-properties style:font-name="Verdana" fo:font-size="9pt" style:font-size-asian="18pt" style:font-style-asian="italic" style:font-size-complex="18pt" style:font-style-complex="italic"/>
    </style:style>
    <style:style style:name="T8" style:family="text">
      <style:text-properties style:font-name="Verdana" fo:font-size="9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641cm" svg:height="7.488cm" svg:x="7.461cm" svg:y="12.4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8.329cm" svg:height="3.429cm" svg:x="11.622cm" svg:y="15.313cm">
          <draw:glue-point draw:id="4" svg:x="3.047cm" svg:y="-2.633cm"/>
          <draw:glue-point draw:id="5" svg:x="4.329cm" svg:y="-2.63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905cm" svg:x="1cm" svg:y="1cm">
          <text:p text:style-name="P2"><text:span text:style-name="T1">AutoSys jo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1.905cm" svg:x="1cm" svg:y="4.256cm">
          <draw:glue-point draw:id="4" svg:x="4.91cm" svg:y="-2.803cm" draw:escape-direction="left"/>
          <draw:glue-point draw:id="5" svg:x="4.91cm" svg:y="1.916cm"/>
          <draw:glue-point draw:id="6" svg:x="4.929cm" svg:y="3.312cm"/>
          <text:p text:style-name="P2"><text:span text:style-name="T1">Shell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547cm" svg:height="2.661cm" svg:x="1cm" svg:y="8.516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text:p text:style-name="P2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3.683cm" svg:height="1.905cm" svg:x="9.255cm" svg:y="13.065cm">
          <text:p text:style-name="P2"><text:span text:style-name="T1">Stored Procedu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1.397cm" svg:height="1.778cm" svg:x="10.181cm" svg:y="6.849cm">
          <text:p text:style-name="P2"><text:span text:style-name="T1">Java </text:span><text:span text:style-name="T1"><text:line-break/></text:span><text:span text:style-name="T1">log file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xml:id="id4" draw:id="id4" draw:layer="layout" svg:width="1.397cm" svg:height="1.778cm" svg:x="10.163cm" svg:y="2.769cm">
          <text:p text:style-name="P2"><text:span text:style-name="T1">Shell </text:span><text:span text:style-name="T1"><text:line-break/></text:span><text:span text:style-name="T1">script </text:span><text:span text:style-name="T1"><text:line-break/></text:span><text:span text:style-name="T1">log file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6" draw:id="id6">
          <draw:custom-shape draw:style-name="gr8" draw:text-style-name="P7" draw:layer="layout" svg:width="2.416cm" svg:height="1.294cm" svg:x="13.505cm" svg:y="5.19cm">
            <text:p text:style-name="P2"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3.499cm" svg:y1="5.192cm" svg:x2="14.655cm" svg:y2="5.959cm">
            <text:p/>
          </draw:line>
          <draw:line draw:style-name="gr9" draw:text-style-name="P8" draw:layer="layout" svg:x1="15.919cm" svg:y1="5.193cm" svg:x2="14.652cm" svg:y2="5.959cm">
            <text:p/>
          </draw:line>
          <draw:frame draw:style-name="gr10" draw:text-style-name="P10" draw:layer="layout" svg:width="1.378cm" svg:height="0.637cm" svg:x="14.614cm" svg:y="5.929cm">
            <draw:text-box>
              <text:p text:style-name="P9"><text:span text:style-name="T2">Email</text:span></text:p>
            </draw:text-box>
          </draw:frame>
        </draw:g>
        <draw:frame draw:style-name="gr11" draw:text-style-name="P12" draw:layer="layout" svg:width="5.504cm" svg:height="0.637cm" svg:x="13.123cm" svg:y="18.177cm">
          <draw:text-box>
            <text:p text:style-name="P11">Job Control Tables</text:p>
          </draw:text-box>
        </draw:frame>
        <draw:connector draw:style-name="gr12" draw:text-style-name="P13" draw:layer="layout" svg:x1="2.778cm" svg:y1="2.905cm" svg:x2="2.778cm" svg:y2="4.256cm" draw:start-shape="id1" draw:start-glue-point="2" draw:end-shape="id2" draw:end-glue-point="0" svg:d="M2778 2905v1351" svg:viewBox="0 0 1 1352">
          <text:p text:style-name="P13">2. invokes</text:p>
        </draw:connector>
        <draw:connector draw:style-name="gr12" draw:text-style-name="P13" draw:layer="layout" svg:x1="2.778cm" svg:y1="6.161cm" svg:x2="2.773cm" svg:y2="8.516cm" draw:start-shape="id2" draw:start-glue-point="2" draw:end-shape="id3" draw:end-glue-point="0" svg:d="M2778 6161v1177h-5v1178" svg:viewBox="0 0 6 2356">
          <text:p text:style-name="P13">4. invokes</text:p>
        </draw:connector>
        <draw:connector draw:style-name="gr12" draw:text-style-name="P14" draw:layer="layout" draw:line-skew="8.285cm" svg:x1="4.523cm" svg:y1="4.675cm" svg:x2="10.163cm" svg:y2="3.658cm" draw:start-shape="id2" draw:start-glue-point="4" draw:end-shape="id4" draw:end-glue-point="5" svg:d="M4523 4675h4261v-1017h1379" svg:viewBox="0 0 5641 1018">
          <text:p text:style-name="P14">3. begins writing</text:p>
        </draw:connector>
        <draw:connector draw:style-name="gr12" draw:text-style-name="P15" draw:layer="layout" svg:x1="4.515cm" svg:y1="8.816cm" svg:x2="10.181cm" svg:y2="7.738cm" draw:start-shape="id3" draw:start-glue-point="9" draw:end-shape="id5" draw:end-glue-point="5" svg:d="M4515 8816h2848v-1078h2818" svg:viewBox="0 0 5667 1079">
          <text:p text:style-name="P15"><text:span text:style-name="T3">5. begins writing</text:span></text:p>
        </draw:connector>
        <draw:connector draw:style-name="gr12" draw:text-style-name="P15" draw:layer="layout" svg:x1="4.53cm" svg:y1="5.838cm" svg:x2="13.499cm" svg:y2="5.878cm" draw:start-shape="id2" draw:start-glue-point="6" draw:end-shape="id6" draw:end-glue-point="3" svg:d="M4530 5838h4498v40h4471" svg:viewBox="0 0 8970 41">
          <text:p text:style-name="P15"><text:span text:style-name="T3">14. sends</text:span></text:p>
        </draw:connector>
        <draw:connector draw:style-name="gr13" draw:text-style-name="P2" draw:layer="layout" svg:x1="4.232cm" svg:y1="11.177cm" svg:x2="9.255cm" svg:y2="14.017cm" draw:start-shape="id3" draw:start-glue-point="7" draw:end-shape="id7" draw:end-glue-point="3" svg:d="M4232 11177v2840h5023" svg:viewBox="0 0 5024 2841">
          <text:p/>
        </draw:connector>
        <draw:connector draw:style-name="gr14" draw:text-style-name="P16" draw:layer="layout" svg:x1="4.546cm" svg:y1="10.172cm" svg:x2="17.622cm" svg:y2="16.193cm" draw:start-shape="id3" draw:start-glue-point="12" draw:end-shape="id8" draw:end-glue-point="4" svg:d="M4546 10172h13076v6021" svg:viewBox="0 0 13077 6022">
          <text:p text:style-name="P16"/>
        </draw:connector>
        <draw:g xml:id="id11" draw:id="id11">
          <draw:custom-shape draw:style-name="gr15" draw:text-style-name="P17" draw:layer="layout" svg:width="3.683cm" svg:height="1.524cm" svg:x="12.422cm" svg:y="16.18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651cm" svg:height="0.619cm" svg:x="12.442cm" svg:y="16.204cm">
            <draw:text-box>
              <text:p text:style-name="P18"><text:span text:style-name="T4">APPL_JOB_ID_SE</text:span><text:span text:style-name="T4">Q</text:span></text:p>
            </draw:text-box>
          </draw:frame>
        </draw:g>
        <draw:g xml:id="id8" draw:id="id8">
          <draw:glue-point draw:id="4" svg:x="-3.367cm" svg:y="-5.006cm"/>
          <draw:glue-point draw:id="5" svg:x="2.408cm" svg:y="-5.006cm"/>
          <draw:custom-shape draw:style-name="gr17" draw:text-style-name="P17" draw:layer="layout" svg:width="4.064cm" svg:height="1.651cm" svg:x="16.956cm" svg:y="16.2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4.074cm" svg:height="0.619cm" svg:x="16.959cm" svg:y="16.193cm">
            <draw:text-box>
              <text:p text:style-name="P18"><text:span text:style-name="T4">APPL_JOB_HDR</text:span></text:p>
            </draw:text-box>
          </draw:frame>
        </draw:g>
        <draw:g xml:id="id9" draw:id="id9">
          <draw:glue-point draw:id="4" svg:x="2.598cm" svg:y="-5.009cm"/>
          <draw:glue-point draw:id="5" svg:x="-3.218cm" svg:y="-4.894cm"/>
          <draw:custom-shape draw:style-name="gr18" draw:text-style-name="P17" draw:layer="layout" svg:width="3.048cm" svg:height="1.651cm" svg:x="21.655cm" svg:y="16.1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018cm" svg:height="0.619cm" svg:x="21.668cm" svg:y="16.121cm">
            <draw:text-box>
              <text:p text:style-name="P18"><text:span text:style-name="T4">APPL_JOB_DTL</text:span></text:p>
            </draw:text-box>
          </draw:frame>
        </draw:g>
        <draw:frame draw:style-name="gr19" draw:text-style-name="P12" draw:layer="layout" svg:width="3.416cm" svg:height="0.637cm" svg:x="7.723cm" svg:y="18.178cm">
          <draw:text-box>
            <text:p text:style-name="P11">RDBMS</text:p>
          </draw:text-box>
        </draw:frame>
        <draw:connector draw:style-name="gr13" draw:text-style-name="P2" draw:layer="layout" svg:x1="4.515cm" svg:y1="10.595cm" svg:x2="22.199cm" svg:y2="16.12cm" draw:start-shape="id3" draw:start-glue-point="11" draw:end-shape="id9" draw:end-glue-point="5" svg:d="M4515 10595h17684v5525" svg:viewBox="0 0 17685 5526">
          <text:p/>
        </draw:connector>
        <draw:connector draw:style-name="gr13" draw:text-style-name="P2" draw:layer="layout" draw:line-skew="-1.708cm" svg:x1="2.773cm" svg:y1="11.177cm" svg:x2="23.97cm" svg:y2="16.102cm" draw:start-shape="id3" draw:start-glue-point="2" draw:end-shape="id9" draw:end-glue-point="4" svg:d="M2773 11177v754h21197v4171" svg:viewBox="0 0 21198 4926">
          <text:p/>
        </draw:connector>
        <draw:connector draw:style-name="gr13" draw:text-style-name="P2" draw:layer="layout" draw:line-skew="-1.175cm" svg:x1="2.012cm" svg:y1="11.177cm" svg:x2="19.975cm" svg:y2="16.193cm" draw:start-shape="id3" draw:start-glue-point="8" draw:end-shape="id8" draw:end-glue-point="5" svg:d="M2012 11177v1333h17963v3683" svg:viewBox="0 0 17964 5017">
          <text:p/>
        </draw:connector>
        <draw:connector draw:style-name="gr14" draw:text-style-name="P2" draw:layer="layout" draw:line-skew="10.158cm" svg:x1="4.605cm" svg:y1="9.534cm" svg:x2="14.263cm" svg:y2="16.187cm" draw:start-shape="id10" draw:start-glue-point="3" draw:end-shape="id11" draw:end-glue-point="0" svg:d="M4605 9534h9658v3525 3128" svg:viewBox="0 0 9659 6654">
          <text:p text:style-name="P2"/>
        </draw:connector>
        <draw:frame draw:style-name="gr20" draw:text-style-name="P20" draw:layer="layout" svg:width="4.346cm" svg:height="0.637cm" svg:x="4.851cm" svg:y="9.895cm">
          <draw:text-box>
            <text:p><text:span text:style-name="T5">9. </text:span><text:span text:style-name="T6">inserts</text:span><text:span text:style-name="T5"> </text:span><text:span text:style-name="T6">header record</text:span></text:p>
          </draw:text-box>
        </draw:frame>
        <draw:frame draw:style-name="gr20" draw:text-style-name="P22" draw:layer="layout" svg:width="4.329cm" svg:height="0.637cm" svg:x="4.941cm" svg:y="10.275cm">
          <draw:text-box>
            <text:p text:style-name="P21"><text:span text:style-name="T5">10. inserts detail record</text:span></text:p>
          </draw:text-box>
        </draw:frame>
        <draw:frame draw:style-name="gr21" draw:text-style-name="P22" draw:layer="layout" svg:width="4.713cm" svg:height="1.023cm" svg:x="4.075cm" svg:y="13.667cm">
          <draw:text-box>
            <text:p text:style-name="P21"><text:span text:style-name="T5">11. calls stored procedure</text:span></text:p>
          </draw:text-box>
        </draw:frame>
        <draw:frame draw:style-name="gr20" draw:text-style-name="P22" draw:layer="layout" svg:width="4.528cm" svg:height="0.637cm" svg:x="8.877cm" svg:y="11.35cm">
          <draw:text-box>
            <text:p text:style-name="P21"><text:span text:style-name="T5">12. </text:span><text:span text:style-name="T7">updates</text:span><text:span text:style-name="T5"> detail record</text:span></text:p>
          </draw:text-box>
        </draw:frame>
        <draw:frame draw:style-name="gr20" draw:text-style-name="P22" draw:layer="layout" svg:width="4.748cm" svg:height="0.637cm" svg:x="9.005cm" svg:y="11.945cm">
          <draw:text-box>
            <text:p text:style-name="P21"><text:span text:style-name="T5">13. updates header record</text:span></text:p>
          </draw:text-box>
        </draw:frame>
        <draw:g xml:id="id13" draw:id="id13">
          <draw:glue-point draw:id="4" svg:x="-3.011cm" svg:y="-5.006cm"/>
          <draw:glue-point draw:id="5" svg:x="2.442cm" svg:y="-4.915cm"/>
          <draw:custom-shape draw:style-name="gr22" draw:text-style-name="P17" draw:layer="layout" svg:width="4.294cm" svg:height="1.651cm" svg:x="25.422cm" svg:y="16.12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4.279cm" svg:height="0.619cm" svg:x="25.432cm" svg:y="16.12cm">
            <draw:text-box>
              <text:p text:style-name="P18"><text:span text:style-name="T4">APPL_JOB_EXEC_CTL</text:span></text:p>
            </draw:text-box>
          </draw:frame>
        </draw:g>
        <draw:custom-shape draw:style-name="gr23" draw:text-style-name="P23" xml:id="id12" draw:id="id12" draw:layer="layout" svg:width="4.805cm" svg:height="2.266cm" svg:x="23.874cm" svg:y="1.46cm">
          <text:p text:style-name="P16">Initiator <text:line-break/>(stored procedure, <text:line-break/>batch job, GUI actio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svg:x1="26.277cm" svg:y1="3.726cm" svg:x2="26.277cm" svg:y2="16.12cm" draw:start-shape="id12" draw:start-glue-point="8" draw:end-shape="id13" draw:end-glue-point="4" svg:d="M26277 3726v12394" svg:viewBox="0 0 1 12395">
          <text:p text:style-name="P16"><text:span text:style-name="T3"/></text:p>
        </draw:connector>
        <draw:connector draw:style-name="gr12" draw:text-style-name="P14" draw:layer="layout" svg:x1="4.523cm" svg:y1="9.129cm" svg:x2="27.569cm" svg:y2="16.12cm" draw:start-shape="id3" draw:start-glue-point="4" draw:end-shape="id13" draw:end-glue-point="0" svg:d="M4523 9129h23046v6991" svg:viewBox="0 0 23047 6992">
          <text:p text:style-name="P14"/>
        </draw:connector>
        <draw:frame draw:style-name="gr20" draw:text-style-name="P25" draw:layer="layout" svg:width="7.665cm" svg:height="0.637cm" svg:x="4.555cm" svg:y="8.78cm">
          <draw:text-box>
            <text:p text:style-name="P24"><text:span text:style-name="T6">6. checks for record with matching job name</text:span></text:p>
          </draw:text-box>
        </draw:frame>
        <draw:frame draw:style-name="gr24" draw:text-style-name="P25" xml:id="id10" draw:id="id10" draw:layer="layout" svg:width="4.004cm" svg:height="0.794cm" svg:x="4.605cm" svg:y="9.137cm">
          <draw:text-box>
            <text:p text:style-name="P24"><text:span text:style-name="T8">7. obtains new job_id</text:span></text:p>
          </draw:text-box>
        </draw:frame>
        <draw:connector draw:style-name="gr12" draw:text-style-name="P14" draw:layer="layout" svg:x1="4.547cm" svg:y1="9.846cm" svg:x2="28.617cm" svg:y2="16.135cm" draw:start-shape="id3" draw:start-glue-point="1" draw:end-shape="id13" draw:end-glue-point="5" svg:d="M4547 9846h24070v6289" svg:viewBox="0 0 24071 6290">
          <text:p text:style-name="P14"/>
        </draw:connector>
        <draw:frame draw:style-name="gr25" draw:text-style-name="P20" draw:layer="layout" svg:width="3.209cm" svg:height="0.7cm" svg:x="24.528cm" svg:y="4.912cm">
          <draw:text-box>
            <text:p><text:span text:style-name="T6">1. inserts </text:span><text:span text:style-name="T6">record</text:span></text:p>
          </draw:text-box>
        </draw:frame>
        <draw:frame draw:style-name="gr26" draw:text-style-name="P25" draw:layer="layout" svg:width="7.924cm" svg:height="0.637cm" svg:x="4.712cm" svg:y="9.489cm">
          <draw:text-box>
            <text:p text:style-name="P24"><text:span text:style-name="T8">8. updates the control record with the job_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1.19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nald</meta:initial-creator>
    <meta:creation-date>2021-06-16T11:00:55.428742775</meta:creation-date>
    <dc:date>2021-06-16T14:49:17.367427736</dc:date>
    <dc:creator>Jonathan Donald</dc:creator>
    <meta:editing-duration>PT49M20S</meta:editing-duration>
    <meta:editing-cycles>8</meta:editing-cycles>
    <meta:generator>LibreOffice/6.1.5.2$Linux_X86_64 LibreOffice_project/10$Build-2</meta:generator>
    <meta:document-statistic meta:object-count="51"/>
  </office:meta>
</office:document-meta>
</file>